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background-color="#eeeeee">
        <style:background-image/>
      </style:paragraph-properties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ackground-color="#dddddd">
        <style:background-image/>
      </style:paragraph-properties>
    </style:style>
    <style:style style:name="P35" style:family="paragraph" style:parent-style-name="Standard">
      <style:paragraph-properties fo:background-color="transparent">
        <style:background-image/>
      </style:paragraph-properties>
    </style:style>
    <style:style style:name="P36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38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 fo:break-before="page"/>
      <style:text-properties fo:font-weight="normal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41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43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normal" style:font-weight-asian="normal" style:font-weight-complex="normal"/>
    </style:style>
    <style:style style:name="P50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51" style:family="paragraph" style:parent-style-name="Standard">
      <style:paragraph-properties fo:background-color="#eeeeee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33"/>
      <text:p text:style-name="P29">Servicio universal de localización </text:p>
      <text:p text:style-name="P30">Ubica los servicios de middleware de la aplicación</text:p>
      <text:p text:style-name="P30"/>
      <text:p text:style-name="P31">Script</text:p>
      <text:p text:style-name="P30"><text:tab/>https://</text:p>
      <text:p text:style-name="P30"/>
      <text:p text:style-name="P31">Parámetros</text:p>
      <text:p text:style-name="P30"><text:tab/>origen</text:p>
      <text:p text:style-name="P30"/>
      <text:p text:style-name="P30">Regresa un objeto con la ubicación de los serivcios de middleware de la aplicación</text:p>
      <text:p text:style-name="P30"/>
      <text:p text:style-name="P8">parámetros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16"/>
      <text:p text:style-name="P24">Para el caso de numera el valor esperado del parámetro origen será</text:p>
      <text:p text:style-name="P24"/>
      <text:p text:style-name="P24"><text:tab/>numera_qa</text:p>
      <text:p text:style-name="P24"/>
      <text:p text:style-name="P23">Explicación</text:p>
      <text:p text:style-name="P24"/>
      <text:p text:style-name="P24">Servicio. Se usa para determinar si el serivcio está “arriba” en caso de ser false, el app debe evitar su ejecución</text:p>
      <text:p text:style-name="P24"/>
      <text:p text:style-name="P24">Titulo. Es el titulo del mensaje de que debe usarse en caso que el servicio este abajo</text:p>
      <text:p text:style-name="P24"/>
      <text:p text:style-name="P24">Mensaje: Es el mensaje que debe mostrarse en caso de que el servcio este abajo</text:p>
      <text:p text:style-name="P24"/>
      <text:p text:style-name="P24">Tipo: es la IP del servidor de los servicios de middleware</text:p>
      <text:p text:style-name="P24"/>
      <text:p text:style-name="P24">Ruta: Es la ruta base para el contenido <text:s/>y los scripts</text:p>
      <text:p text:style-name="P24"/>
      <text:p text:style-name="P24">Scripts: Determina la ruta final de los screipts</text:p>
      <text:p text:style-name="P24"/>
      <text:p text:style-name="P24">Contenido: Determina la ruta final del contenido gráfico</text:p>
      <text:p text:style-name="P24"/>
      <text:p text:style-name="P23">Ejemplo:</text:p>
      <text:p text:style-name="P24"/>
      <text:p text:style-name="P24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24"/>
      <text:p text:style-name="P24">En este caso el servicio esta “arriba”</text:p>
      <text:p text:style-name="P24"/>
      <text:p text:style-name="P24">La ruta de acceso a los scripts sera:</text:p>
      <text:p text:style-name="P24"/>
      <text:p text:style-name="P25">tipo + ruta + scripts = http://12.120.30.100/numera/middleware/app/</text:p>
      <text:p text:style-name="P24"/>
      <text:p text:style-name="P24"/>
      <text:p text:style-name="P33"/>
      <text:p text:style-name="P29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28">correo</text:p>
      <text:p text:style-name="P30">Valida que el correo no se duplique. Debe ejecutarse en el evento “blur” del campo del correo y mostrar si el campo es válido. La validación incluye formato y la no existencia previa.</text:p>
      <text:p text:style-name="P30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28">telefono</text:p>
      <text:p text:style-name="P30">Valida que el teléfono no se duplique. Debe ejecutarse en el evento “blur” del campo del teléfono y mostrar si el campo es válido. La validación incluye formato (solo números) y la no existencia previa</text:p>
      <text:p text:style-name="P30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29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28">registra</text:p>
      <text:p text:style-name="P30">Registra un nuevo dispositivo</text:p>
      <text:p text:style-name="P30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6"/>
      <text:p text:style-name="P6"/>
      <text:p text:style-name="Standard"/>
      <text:p text:style-name="P28">existe</text:p>
      <text:p text:style-name="P30">Veifica si un dispositivo existe en base a su id</text:p>
      <text:p text:style-name="P30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/>
      <text:p text:style-name="P8">salida</text:p>
      <text:p text:style-name="P7">{</text:p>
      <text:p text:style-name="P7"><text:tab/>success: boleano,</text:p>
      <text:p text:style-name="P7"><text:soft-page-break/><text:tab/>error: numerico,</text:p>
      <text:p text:style-name="P7"><text:tab/>errorinfo: string,</text:p>
      <text:p text:style-name="P7"><text:tab/>data: { value: boleano }</text:p>
      <text:p text:style-name="P7">}</text:p>
      <text:p text:style-name="P18"/>
      <text:p text:style-name="P18"/>
      <text:p text:style-name="P18"/>
      <text:p text:style-name="P21"/>
      <text:p text:style-name="P29">Login</text:p>
      <text:p text:style-name="P30">Permite acceder al app. En el retorno, las variables boleanas, informan si es necesario sincronizar la información</text:p>
      <text:p text:style-name="P30"/>
      <text:p text:style-name="P31">Script</text:p>
      <text:p text:style-name="P30"><text:tab/>login.php</text:p>
      <text:p text:style-name="P30"/>
      <text:p text:style-name="P31">Operaciones</text:p>
      <text:p text:style-name="P30"><text:tab/>Ninguna, se llama directamente</text:p>
      <text:p text:style-name="P30"/>
      <text:p text:style-name="P8">llamado</text:p>
      <text:p text:style-name="P7">login.php</text:p>
      <text:p text:style-name="P7"/>
      <text:p text:style-name="P8">parámetros</text:p>
      <text:p text:style-name="P7">* usuario</text:p>
      <text:p text:style-name="P7">* password</text:p>
      <text:p text:style-name="P7">* device – ( El deviceId asignado a ese dispositivo )</text:p>
      <text:p text:style-name="P7">clave <text:s/>- (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20"/>
      <text:p text:style-name="P18"/>
      <text:p text:style-name="P18"/>
      <text:p text:style-name="P18"/>
      <text:p text:style-name="P32">sesion</text:p>
      <text:p text:style-name="P30">Permite acceder al app con una sesión previa. En el retorno, las variables boleanas, informan si es necesario sincronizar la información</text:p>
      <text:p text:style-name="P30"/>
      <text:p text:style-name="P31">Script</text:p>
      <text:p text:style-name="P30"><text:tab/>sesion.php</text:p>
      <text:p text:style-name="P30"/>
      <text:p text:style-name="P31">Operaciones</text:p>
      <text:p text:style-name="P30"><text:tab/>Ninguna, se llama directamente</text:p>
      <text:p text:style-name="P30"/>
      <text:p text:style-name="P8">llamado</text:p>
      <text:p text:style-name="P7">login.php</text:p>
      <text:p text:style-name="P7"/>
      <text:p text:style-name="P8">parámetros</text:p>
      <text:p text:style-name="P7">* sesion</text:p>
      <text:p text:style-name="P7">* 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21"/>
      <text:p text:style-name="P29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28">registra</text:p>
      <text:p text:style-name="P30">Autoregistro de un socio</text:p>
      <text:p text:style-name="P30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*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6"/>
      <text:p text:style-name="P18"/>
      <text:p text:style-name="P18"/>
      <text:p text:style-name="P32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Standard"><text:tab/>socio</text:p>
      <text:p text:style-name="Standard"><text:tab/>contactos</text:p>
      <text:p text:style-name="Standard"><text:tab/>grupos</text:p>
      <text:p text:style-name="Standard"><text:tab/>miembros</text:p>
      <text:p text:style-name="Standard"/>
      <text:p text:style-name="P3"/>
      <text:p text:style-name="P28">alldef</text:p>
      <text:p text:style-name="P34">Regresa todas las definiciones del sistema</text:p>
      <text:p text:style-name="P34"/>
      <text:p text:style-name="P14">llamado</text:p>
      <text:p text:style-name="P13">carga.php?operacion=alldef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6)</text:p>
      <text:p text:style-name="P13"><text:tab/><text:tab/><text:tab/>padreId: string(6)</text:p>
      <text:p text:style-name="P13"><text:tab/><text:tab/><text:tab/>perspectva: string</text:p>
      <text:p text:style-name="P13"><text:tab/><text:tab/><text:tab/>nombre: string</text:p>
      <text:p text:style-name="P13"><text:tab/><text:tab/><text:tab/>definicion: string</text:p>
      <text:p text:style-name="P13"><text:tab/><text:tab/>}</text:p>
      <text:p text:style-name="P13"><text:tab/> <text:s text:c="5"/>]</text:p>
      <text:p text:style-name="P13"><text:tab/>}</text:p>
      <text:p text:style-name="P15">}</text:p>
      <text:p text:style-name="P6"/>
      <text:p text:style-name="P18"/>
      <text:p text:style-name="P28"><text:soft-page-break/>allint</text:p>
      <text:p text:style-name="P34">Regresa todas las interpretaciones del sistema</text:p>
      <text:p text:style-name="P34"/>
      <text:p text:style-name="P14">llamado</text:p>
      <text:p text:style-name="P13">carga.php?operacion=allin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nombre: string</text:p>
      <text:p text:style-name="P13"><text:tab/><text:tab/><text:tab/>caracter: char(1)</text:p>
      <text:p text:style-name="P13"><text:tab/><text:tab/><text:tab/>titulo: string,</text:p>
      <text:p text:style-name="P13"><text:tab/><text:tab/><text:tab/>interpretacion: string</text:p>
      <text:p text:style-name="P13"><text:tab/><text:tab/>}</text:p>
      <text:p text:style-name="P13"><text:tab/> <text:s text:c="5"/>]</text:p>
      <text:p text:style-name="P13">}</text:p>
      <text:p text:style-name="P4"/>
      <text:p text:style-name="P4"/>
      <text:p text:style-name="P28">allasp</text:p>
      <text:p text:style-name="P34">Regresa todos los aspectos de vida con su numerolo ponderado</text:p>
      <text:p text:style-name="P34"/>
      <text:p text:style-name="P14">llamado</text:p>
      <text:p text:style-name="P13">carga.php?operacion=allasp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iconoId: string ?? (aún no esta definido su uso)</text:p>
      <text:p text:style-name="P13"><text:soft-page-break/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}</text:p>
      <text:p text:style-name="P4"/>
      <text:p text:style-name="P17"/>
      <text:p text:style-name="P28">alltem</text:p>
      <text:p text:style-name="P34">Regresa todos los temas de todos los aspectos de vida con su numerolo ponderado</text:p>
      <text:p text:style-name="P34"/>
      <text:p text:style-name="P14">llamado</text:p>
      <text:p text:style-name="P13">carga.php?operacion=alltem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aspecto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soft-page-break/><text:tab/><text:tab/><text:tab/>n9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3"><text:tab/>}</text:p>
      <text:p text:style-name="P4"/>
      <text:p text:style-name="P4"/>
      <text:p text:style-name="P28">allact</text:p>
      <text:p text:style-name="P34">Regresa todas las actividades de todos los temas de todos los aspectos de vida con su numerolo ponderado</text:p>
      <text:p text:style-name="P34"/>
      <text:p text:style-name="P14">llamado</text:p>
      <text:p text:style-name="P13">carga.php?operacion=allact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int</text:p>
      <text:p text:style-name="P13"><text:tab/><text:tab/><text:tab/>temaId: int</text:p>
      <text:p text:style-name="P13"><text:tab/><text:tab/><text:tab/>iconoId: string ?? (aún no esta definido su uso)</text:p>
      <text:p text:style-name="P13"><text:tab/><text:tab/><text:tab/>nombre: string</text:p>
      <text:p text:style-name="P13"><text:tab/><text:tab/><text:tab/>definicion: string</text:p>
      <text:p text:style-name="P13"><text:tab/><text:tab/><text:tab/>n1: int</text:p>
      <text:p text:style-name="P13"><text:tab/><text:tab/><text:tab/>n2: int</text:p>
      <text:p text:style-name="P13"><text:tab/><text:tab/><text:tab/>n3: int</text:p>
      <text:p text:style-name="P13"><text:tab/><text:tab/><text:tab/>n4: int</text:p>
      <text:p text:style-name="P13"><text:tab/><text:tab/><text:tab/>n5: int</text:p>
      <text:p text:style-name="P13"><text:tab/><text:tab/><text:tab/>n6: int</text:p>
      <text:p text:style-name="P13"><text:tab/><text:tab/><text:tab/>n7: int</text:p>
      <text:p text:style-name="P13"><text:tab/><text:tab/><text:tab/>n8: int</text:p>
      <text:p text:style-name="P13"><text:tab/><text:tab/><text:tab/>n9: int</text:p>
      <text:p text:style-name="P13"><text:tab/><text:tab/><text:tab/>n11: int</text:p>
      <text:p text:style-name="P13"><text:tab/><text:tab/><text:tab/>n22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8">allene</text:p>
      <text:p text:style-name="P34"><text:soft-page-break/>Regresa todas las energias personales</text:p>
      <text:p text:style-name="P34"/>
      <text:p text:style-name="P14">llamado</text:p>
      <text:p text:style-name="P13">carga.php?operacion=allene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energia: string</text:p>
      <text:p text:style-name="P13"><text:tab/><text:tab/><text:tab/>recomendacion: string,</text:p>
      <text:p text:style-name="P13"><text:tab/><text:tab/><text:tab/>mensaje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2"/>
      <text:p text:style-name="P12"/>
      <text:p text:style-name="P28">alluni</text:p>
      <text:p text:style-name="P34">Regresa todas las energias universales</text:p>
      <text:p text:style-name="P34"/>
      <text:p text:style-name="P14">llamado</text:p>
      <text:p text:style-name="P13">carga.php?operacion=alluni</text:p>
      <text:p text:style-name="P13"/>
      <text:p text:style-name="P14">parámetros</text:p>
      <text:p text:style-name="P13">* device (s,20)</text:p>
      <text:p text:style-name="P13">* sesion (s,30)</text:p>
      <text:p text:style-name="P13"/>
      <text:p text:style-name="P14">salida</text:p>
      <text:p text:style-name="P13">{</text:p>
      <text:p text:style-name="P13"><text:tab/>success: boleano,</text:p>
      <text:p text:style-name="P13"><text:soft-page-break/><text:tab/>error: numerico,</text:p>
      <text:p text:style-name="P13"><text:tab/>errorinfo: string,</text:p>
      <text:p text:style-name="P13"><text:tab/>data: {</text:p>
      <text:p text:style-name="P13"><text:tab/> <text:s text:c="5"/>[</text:p>
      <text:p text:style-name="P13"><text:tab/><text:tab/>{</text:p>
      <text:p text:style-name="P13"><text:tab/><text:tab/><text:tab/>id: string(10)</text:p>
      <text:p text:style-name="P13"><text:tab/><text:tab/><text:tab/>perspectva: string</text:p>
      <text:p text:style-name="P13"><text:tab/><text:tab/><text:tab/>tiempo: string</text:p>
      <text:p text:style-name="P13"><text:tab/><text:tab/><text:tab/>numerolo: char(1)</text:p>
      <text:p text:style-name="P13"><text:tab/><text:tab/><text:tab/>matiz: string</text:p>
      <text:p text:style-name="P13"><text:tab/><text:tab/><text:tab/>precuacion: string,</text:p>
      <text:p text:style-name="P13"><text:tab/><text:tab/><text:tab/>conclusion: string</text:p>
      <text:p text:style-name="P13"><text:tab/><text:tab/><text:tab/>amistad: int <text:span text:style-name="T2">&lt;-- detrermina si esta energia aplica para esta categoria</text:span></text:p>
      <text:p text:style-name="P13"><text:tab/><text:tab/><text:tab/>esparcimiento: int</text:p>
      <text:p text:style-name="P13"><text:tab/><text:tab/><text:tab/>familia: int</text:p>
      <text:p text:style-name="P13"><text:tab/><text:tab/><text:tab/>profesional: int</text:p>
      <text:p text:style-name="P13"><text:tab/><text:tab/><text:tab/>romance: int</text:p>
      <text:p text:style-name="P13"><text:tab/><text:tab/><text:tab/>sociedad: int</text:p>
      <text:p text:style-name="P13"><text:tab/><text:tab/><text:tab/>trabajo: int</text:p>
      <text:p text:style-name="P13"><text:tab/><text:tab/>}</text:p>
      <text:p text:style-name="P13"><text:tab/> <text:s text:c="5"/>]</text:p>
      <text:p text:style-name="P15">}</text:p>
      <text:p text:style-name="P12"><text:span text:style-name="T3"/></text:p>
      <text:p text:style-name="P22"><text:span text:style-name="T3"/></text:p>
      <text:p text:style-name="P49"><text:span text:style-name="T3">socio</text:span></text:p>
      <text:p text:style-name="P30">Regresa la información del socio</text:p>
      <text:p text:style-name="P30"/>
      <text:p text:style-name="P8">llamado</text:p>
      <text:p text:style-name="P7">carga.php?operacion=socio</text:p>
      <text:p text:style-name="P7"/>
      <text:p text:style-name="P8">parámetros</text:p>
      <text:p text:style-name="P9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socio:{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paisId,</text:p>
      <text:p text:style-name="P9"><text:s text:c="16"/><text:tab/><text:tab/>pais,</text:p>
      <text:p text:style-name="P9"><text:s text:c="16"/><text:tab/><text:tab/>estadoId,</text:p>
      <text:p text:style-name="P9"><text:s text:c="16"/><text:tab/><text:tab/>estado,</text:p>
      <text:p text:style-name="P9"><text:soft-page-break/><text:s text:c="16"/><text:tab/><text:tab/>municipio,</text:p>
      <text:p text:style-name="P9"><text:s text:c="16"/><text:tab/><text:tab/>colonia, </text:p>
      <text:p text:style-name="P9"><text:s text:c="16"/><text:tab/><text:tab/>calle,</text:p>
      <text:p text:style-name="P9"><text:s text:c="16"/><text:tab/><text:tab/>cp,</text:p>
      <text:p text:style-name="P9"><text:s text:c="16"/><text:tab/><text:tab/>fechaNacimiento,</text:p>
      <text:p text:style-name="P9"><text:s text:c="16"/><text:tab/><text:tab/>genero,</text:p>
      <text:p text:style-name="P9"><text:s text:c="16"/><text:tab/><text:tab/>numeromovil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<text:tab/>}</text:p>
      <text:p text:style-name="P9"><text:tab/><text:tab/>}</text:p>
      <text:p text:style-name="P6"/>
      <text:p text:style-name="P6"/>
      <text:p text:style-name="P28">contactos</text:p>
      <text:p text:style-name="P30">Regresa la información los contactos del socio</text:p>
      <text:p text:style-name="P30"/>
      <text:p text:style-name="P8">llamado</text:p>
      <text:p text:style-name="P7">carga.php?operacion=contactos</text:p>
      <text:p text:style-name="P7"><text:soft-page-break/></text:p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foto</text:p>
      <text:p text:style-name="P9"><text:tab/><text:tab/><text:tab/>genero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fechaNacimiento,</text:p>
      <text:p text:style-name="P9"><text:s text:c="16"/><text:tab/><text:tab/>corre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romance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soft-page-break/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6"/>
      <text:p text:style-name="P28">grupos</text:p>
      <text:p text:style-name="P30">Regresa la información de todos los grupos del socio</text:p>
      <text:p text:style-name="P30"/>
      <text:p text:style-name="P8">llamado</text:p>
      <text:p text:style-name="P7">carga.php?operacion=contact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nombre,</text:p>
      <text:p text:style-name="P9"><text:s text:c="16"/><text:tab/><text:tab/>fechaNacimient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soft-page-break/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18"/>
      <text:p text:style-name="P28">miembros</text:p>
      <text:p text:style-name="P30">Regresa la información todos los mimebros de todos los grupos del socio</text:p>
      <text:p text:style-name="P30"/>
      <text:p text:style-name="P8">llamado</text:p>
      <text:p text:style-name="P7">carga.php?operacion=miembr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:1,</text:p>
      <text:p text:style-name="P9"><text:tab/><text:tab/><text:tab/>grupoId:1,</text:p>
      <text:p text:style-name="P9"><text:soft-page-break/><text:tab/><text:tab/><text:tab/>contactoId:1</text:p>
      <text:p text:style-name="P9"><text:tab/><text:tab/>}</text:p>
      <text:p text:style-name="P9"><text:tab/>]}</text:p>
      <text:p text:style-name="P6"/>
      <text:p text:style-name="P39"/>
      <text:p text:style-name="P19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22"><text:tab/>exiuni</text:p>
      <text:p text:style-name="P22"/>
      <text:p text:style-name="P22"/>
      <text:p text:style-name="P28">exidef </text:p>
      <text:p text:style-name="P34">Confirma que la carga de las definiciones fue exitosa</text:p>
      <text:p text:style-name="P34"/>
      <text:p text:style-name="P14">llamado</text:p>
      <text:p text:style-name="P13">confirma.php?operacion=exidef</text:p>
      <text:p text:style-name="P13"/>
      <text:p text:style-name="P14">parámetros</text:p>
      <text:p text:style-name="P13">* device</text:p>
      <text:p text:style-name="P13">* sesion</text:p>
      <text:p text:style-name="P13"/>
      <text:p text:style-name="P14">salida</text:p>
      <text:p text:style-name="P13">{</text:p>
      <text:p text:style-name="P13"><text:tab/>success: boleano,</text:p>
      <text:p text:style-name="P13"><text:tab/>error: numerico,</text:p>
      <text:p text:style-name="P13"><text:tab/>errorinfo: string,</text:p>
      <text:p text:style-name="P13"><text:tab/>data: { value: bool }</text:p>
      <text:p text:style-name="P15">}</text:p>
      <text:p text:style-name="P15"/>
      <text:p text:style-name="P26">El llamado y el retorno es igual para todoas las operaciones</text:p>
      <text:p text:style-name="P21"/>
      <text:p text:style-name="P19">Confirma correo</text:p>
      <text:p text:style-name="P18">El sistema enviará un correo con un código de 4 digitos (numérico) para confirmar el correo. Por este servicio se alimentará el código para la verificación</text:p>
      <text:p text:style-name="P18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18"/>
      <text:p text:style-name="P21"/>
      <text:p text:style-name="P19">Confirma telefono</text:p>
      <text:p text:style-name="P18">El sistema enviará un sms con un código de 4 digitos (numérico) para verificar el numero de telefono. Por este servicio se alimentará el código para la verificación</text:p>
      <text:p text:style-name="P18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4"/>
      <text:p text:style-name="P6">}</text:p>
      <text:p text:style-name="P6"/>
      <text:p text:style-name="P6"/>
      <text:p text:style-name="Standard"/>
      <text:p text:style-name="Standard"/>
      <text:p text:style-name="Standard"/>
      <text:p text:style-name="P33"/>
      <text:p text:style-name="P29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28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/>
      <text:p text:style-name="P28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<text:soft-page-break/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28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8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28">password</text:p>
      <text:p text:style-name="Standard">Cambia el password del titular. Se validará la clave actual </text:p>
      <text:p text:style-name="Standard"><text:soft-page-break/></text:p>
      <text:p text:style-name="P5">llamado</text:p>
      <text:p text:style-name="P4">titular.php?operacion= password</text:p>
      <text:p text:style-name="P4"/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28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titular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soft-page-break/><text:tab/>errorinfo: string</text:p>
      <text:p text:style-name="P6">}</text:p>
      <text:p text:style-name="P6"/>
      <text:p text:style-name="Standard"/>
      <text:p text:style-name="Standard"/>
      <text:p text:style-name="Standard"/>
      <text:p text:style-name="P33"/>
      <text:p text:style-name="P29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28">read</text:p>
      <text:p text:style-name="P34">Regresa todos los contactos del usuario</text:p>
      <text:p text:style-name="P34"/>
      <text:p text:style-name="P14">llamado</text:p>
      <text:p text:style-name="P13">contact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[{</text:p>
      <text:p text:style-name="P15"><text:tab/><text:tab/>"id": 2,</text:p>
      <text:p text:style-name="P15"><text:tab/><text:tab/>"foto": null,</text:p>
      <text:p text:style-name="P15"><text:tab/><text:tab/>"genero": "m",</text:p>
      <text:p text:style-name="P15"><text:tab/><text:tab/>"primerNombre": "Maria",</text:p>
      <text:p text:style-name="P15"><text:tab/><text:tab/>"segundoNombre": "Del San Juan",</text:p>
      <text:p text:style-name="P15"><text:tab/><text:tab/>"apellidoPaterno": "Alanis",</text:p>
      <text:p text:style-name="P15"><text:tab/><text:tab/>"apellidoMaterno": "Alatorre",</text:p>
      <text:p text:style-name="P15"><text:tab/><text:tab/>"fechaNacimiento": "1971-04-04",</text:p>
      <text:p text:style-name="P15"><text:tab/><text:tab/>"correo": "a@a01.com",</text:p>
      <text:p text:style-name="P15"><text:tab/><text:tab/>"amistad": 1,</text:p>
      <text:p text:style-name="P15"><text:tab/><text:tab/>"esparcimiento": 1,</text:p>
      <text:p text:style-name="P15"><text:tab/><text:tab/>"familia": 1,</text:p>
      <text:p text:style-name="P15"><text:tab/><text:tab/>"profesional": 1,</text:p>
      <text:p text:style-name="P15"><text:tab/><text:tab/>"romance": 1,</text:p>
      <text:p text:style-name="P15"><text:tab/><text:tab/>"sociedad": 1,</text:p>
      <text:p text:style-name="P15"><text:tab/><text:tab/>"trabajo": 1,</text:p>
      <text:p text:style-name="P15"><text:tab/><text:tab/>"a": 4,</text:p>
      <text:p text:style-name="P15"><text:tab/><text:tab/>"b": 4,</text:p>
      <text:p text:style-name="P15"><text:soft-page-break/><text:tab/><text:tab/> "c": 9,</text:p>
      <text:p text:style-name="P15"><text:tab/><text:tab/>"d": 8,</text:p>
      <text:p text:style-name="P15"><text:tab/><text:tab/>"e": 8,</text:p>
      <text:p text:style-name="P15"><text:tab/><text:tab/>"f": 4,</text:p>
      <text:p text:style-name="P15"><text:tab/><text:tab/>"g": 3,</text:p>
      <text:p text:style-name="P15"><text:tab/><text:tab/>"h": 4,</text:p>
      <text:p text:style-name="P15"><text:tab/><text:tab/>"i": 6,</text:p>
      <text:p text:style-name="P15"><text:tab/><text:tab/>"j": 3,</text:p>
      <text:p text:style-name="P15"><text:tab/><text:tab/>"k": 0,</text:p>
      <text:p text:style-name="P15"><text:tab/><text:tab/>"l": 5,</text:p>
      <text:p text:style-name="P15"><text:tab/><text:tab/>"m": 5,</text:p>
      <text:p text:style-name="P15"><text:tab/><text:tab/>"n": 5,</text:p>
      <text:p text:style-name="P15"><text:tab/><text:tab/>"o": 1,</text:p>
      <text:p text:style-name="P15"><text:tab/><text:tab/>"p": 9,</text:p>
      <text:p text:style-name="P15"><text:tab/><text:tab/>"q": 5,</text:p>
      <text:p text:style-name="P15"><text:tab/><text:tab/>"r": 1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3,</text:p>
      <text:p text:style-name="P15"><text:tab/><text:tab/>"y": 1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9,</text:p>
      <text:p text:style-name="P15"><text:tab/><text:tab/>"expresion": 1</text:p>
      <text:p text:style-name="P15"><text:tab/>}]</text:p>
      <text:p text:style-name="P15">}</text:p>
      <text:p text:style-name="Standard"/>
      <text:p text:style-name="Standard"/>
      <text:p text:style-name="P28">add</text:p>
      <text:p text:style-name="P34">Agrega un contacto del usuairo </text:p>
      <text:p text:style-name="P34"/>
      <text:p text:style-name="P14">llamado</text:p>
      <text:p text:style-name="P13">contacto.php?operacion=add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text:line-break/> <text:s text:c="3"/>* genero: char(1) -&gt; m/f,<text:line-break/><text:soft-page-break/> <text:s text:c="3"/>correo: "a@a01.com",<text:line-break/> <text:s text:c="3"/>* primerNombre: "Sebastian",<text:line-break/> <text:s text:c="3"/>segundoNombre: "Martin",<text:line-break/> <text:s text:c="3"/>* apellidoPaterno: "Rodriguez",<text:line-break/> <text:s text:c="3"/>* apellidoMaterno: "Almaguer",<text:line-break/> <text:s text:c="3"/>* fechaNacimiento: "1981-04-04",<text:line-break/> <text:s text:c="3"/>- amistad: int --&gt; 1/0,<text:line-break/> <text:s text:c="3"/>- esparcimiento: int --&gt; 1/0,<text:line-break/> <text:s text:c="3"/>- familia: int --&gt; 1/0,<text:line-break/> <text:s text:c="3"/>- profesional: int --&gt; 1/0,<text:line-break/> <text:s text:c="3"/>- romance: int --&gt; 1/0,<text:line-break/> <text:s text:c="3"/>- sociedad: int --&gt; 1/0,<text:line-break/> <text:s text:c="3"/>- trabajo: int --&gt; 1/0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5,</text:p>
      <text:p text:style-name="P15"><text:tab/><text:tab/>"a": 3,</text:p>
      <text:p text:style-name="P15"><text:tab/><text:tab/>"b": 3,</text:p>
      <text:p text:style-name="P15"><text:tab/><text:tab/>"c": 1,</text:p>
      <text:p text:style-name="P15"><text:tab/><text:tab/>"d": 7,</text:p>
      <text:p text:style-name="P15"><text:tab/><text:tab/>"e": 6,</text:p>
      <text:p text:style-name="P15"><text:tab/><text:tab/>"f": 4,</text:p>
      <text:p text:style-name="P15"><text:tab/><text:tab/>"g": 1,</text:p>
      <text:p text:style-name="P15"><text:tab/><text:tab/>"h": 4,</text:p>
      <text:p text:style-name="P15"><text:tab/><text:tab/>"i": 11,</text:p>
      <text:p text:style-name="P15"><text:tab/><text:tab/>"j": 11,</text:p>
      <text:p text:style-name="P15"><text:tab/><text:tab/>"k": 0,</text:p>
      <text:p text:style-name="P15"><text:tab/><text:tab/>"l": 2,</text:p>
      <text:p text:style-name="P15"><text:tab/><text:tab/>"m": 2,</text:p>
      <text:p text:style-name="P15"><text:tab/><text:tab/>"n": 2,</text:p>
      <text:p text:style-name="P15"><text:tab/><text:tab/>"o": 4,</text:p>
      <text:p text:style-name="P15"><text:tab/><text:tab/>"p": 11,</text:p>
      <text:p text:style-name="P15"><text:tab/><text:tab/>"q": 2,</text:p>
      <text:p text:style-name="P15"><text:tab/><text:tab/>"r": 4,</text:p>
      <text:p text:style-name="P15"><text:tab/><text:tab/>"s": 6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,</text:p>
      <text:p text:style-name="P15"><text:tab/><text:tab/>"y": 6,</text:p>
      <text:p text:style-name="P15"><text:soft-page-break/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1,</text:p>
      <text:p text:style-name="P15"><text:tab/><text:tab/>"numero": 2,</text:p>
      <text:p text:style-name="P15"><text:tab/><text:tab/>"expresion": 8</text:p>
      <text:p text:style-name="P15"><text:tab/> <text:s text:c="3"/>}</text:p>
      <text:p text:style-name="P15">}</text:p>
      <text:p text:style-name="P35"/>
      <text:p text:style-name="Standard"/>
      <text:p text:style-name="P28">update</text:p>
      <text:p text:style-name="P34">Actualiza datos de un contacto</text:p>
      <text:p text:style-name="P34"/>
      <text:p text:style-name="P14">llamado</text:p>
      <text:p text:style-name="P13">contacto.php?operacion=update</text:p>
      <text:p text:style-name="P13"/>
      <text:p text:style-name="P14">parámetros</text:p>
      <text:p text:style-name="P15">* sesion,</text:p>
      <text:p text:style-name="P15">* device</text:p>
      <text:p text:style-name="P15"/>
      <text:p text:style-name="P14">parámetros del body – Json</text:p>
      <text:p text:style-name="P15"/>
      <text:p text:style-name="P13">{</text:p>
      <text:p text:style-name="P13"><text:s text:c="4"/>* id: 1,<text:line-break/> <text:s text:c="3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- amistad: 1,<text:line-break/> <text:s text:c="3"/>- esparcimiento: 1,<text:line-break/> <text:s text:c="3"/>- familia: 1,<text:line-break/> <text:s text:c="3"/>- profesional: 1,<text:line-break/> <text:s text:c="3"/>- romance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soft-page-break/><text:tab/>"data": {</text:p>
      <text:p text:style-name="P15"><text:s text:c="8"/><text:tab/><text:tab/>"id": 3,</text:p>
      <text:p text:style-name="P15"><text:tab/><text:tab/>"a": 1,</text:p>
      <text:p text:style-name="P15"><text:tab/><text:tab/>"b": 1,</text:p>
      <text:p text:style-name="P15"><text:tab/><text:tab/>"c": 8,</text:p>
      <text:p text:style-name="P15"><text:tab/><text:tab/>"d": 1,</text:p>
      <text:p text:style-name="P15"><text:tab/><text:tab/>"e": 2,</text:p>
      <text:p text:style-name="P15"><text:tab/><text:tab/>"f": 9,</text:p>
      <text:p text:style-name="P15"><text:tab/><text:tab/>"g": 11,</text:p>
      <text:p text:style-name="P15"><text:tab/><text:tab/>"h": 9,</text:p>
      <text:p text:style-name="P15"><text:tab/><text:tab/>"i": 22,</text:p>
      <text:p text:style-name="P15"><text:tab/><text:tab/>"j": 1,</text:p>
      <text:p text:style-name="P15"><text:tab/><text:tab/>"k": 0,</text:p>
      <text:p text:style-name="P15"><text:tab/><text:tab/>"l": 7,</text:p>
      <text:p text:style-name="P15"><text:tab/><text:tab/>"m": 7,</text:p>
      <text:p text:style-name="P15"><text:tab/><text:tab/>"n": 7,</text:p>
      <text:p text:style-name="P15"><text:tab/><text:tab/>"o": 5,</text:p>
      <text:p text:style-name="P15"><text:tab/><text:tab/>"p": 6,</text:p>
      <text:p text:style-name="P15"><text:tab/><text:tab/>"q": 7,</text:p>
      <text:p text:style-name="P15"><text:tab/><text:tab/>"r": 5,</text:p>
      <text:p text:style-name="P15"><text:tab/><text:tab/>"s": 3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2,</text:p>
      <text:p text:style-name="P15"><text:tab/><text:tab/>"y": 4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5,</text:p>
      <text:p text:style-name="P15"><text:tab/><text:tab/>"numero": 2,</text:p>
      <text:p text:style-name="P15"><text:tab/><text:tab/>"expresion": 3</text:p>
      <text:p text:style-name="P15"><text:tab/>}</text:p>
      <text:p text:style-name="P15">}</text:p>
      <text:p text:style-name="Standard"/>
      <text:p text:style-name="P18"/>
      <text:p text:style-name="P28">del</text:p>
      <text:p text:style-name="P34">Elimina un contacto</text:p>
      <text:p text:style-name="P34"/>
      <text:p text:style-name="P14">llamado</text:p>
      <text:p text:style-name="P13">contacto.php?operacion=del</text:p>
      <text:p text:style-name="P13"/>
      <text:p text:style-name="P14">parámetros</text:p>
      <text:p text:style-name="P15">sesion,</text:p>
      <text:p text:style-name="P15">device</text:p>
      <text:p text:style-name="P15"/>
      <text:p text:style-name="P14"><text:soft-page-break/>parámetros del body – Json</text:p>
      <text:p text:style-name="P15"/>
      <text:p text:style-name="P13">{</text:p>
      <text:p text:style-name="P13"><text:s text:c="4"/>* id: 1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P27"/>
      <text:p text:style-name="P18"/>
      <text:p text:style-name="P18"/>
      <text:p text:style-name="P28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<text:soft-page-break/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P33"/>
      <text:p text:style-name="P2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28">read</text:p>
      <text:p text:style-name="P34">Regresa todos los grupos del usuario</text:p>
      <text:p text:style-name="P34"/>
      <text:p text:style-name="P14">llamado</text:p>
      <text:p text:style-name="P13">grupo.php?operacion=rea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s text:c="8"/><text:tab/><text:tab/>id: 1,</text:p>
      <text:p text:style-name="P15"><text:tab/><text:tab/>nombre: "The expendebles",</text:p>
      <text:p text:style-name="P15"><text:tab/><text:tab/>fechaNacimiento: "2020-01-01",</text:p>
      <text:p text:style-name="P15"><text:tab/><text:tab/>amistad: 0,</text:p>
      <text:p text:style-name="P15"><text:tab/><text:tab/>esparcimiento: 0,</text:p>
      <text:p text:style-name="P15"><text:tab/><text:tab/>familia: 0,</text:p>
      <text:p text:style-name="P15"><text:tab/><text:tab/>profesional: 0,</text:p>
      <text:p text:style-name="P15"><text:tab/><text:tab/>sociedad: 0,</text:p>
      <text:p text:style-name="P15"><text:tab/><text:tab/>trabajo: 1,</text:p>
      <text:p text:style-name="P15"><text:tab/><text:tab/>a: 1,</text:p>
      <text:p text:style-name="P15"><text:tab/><text:tab/>b: 1,</text:p>
      <text:p text:style-name="P15"><text:soft-page-break/><text:tab/><text:tab/>c: 4,</text:p>
      <text:p text:style-name="P15"><text:tab/><text:tab/>d: 6,</text:p>
      <text:p text:style-name="P15"><text:tab/><text:tab/>e: 2,</text:p>
      <text:p text:style-name="P15"><text:tab/><text:tab/>f: 5,</text:p>
      <text:p text:style-name="P15"><text:tab/><text:tab/>g: 7,</text:p>
      <text:p text:style-name="P15"><text:tab/><text:tab/>h: 5,</text:p>
      <text:p text:style-name="P15"><text:tab/><text:tab/>i: 5,</text:p>
      <text:p text:style-name="P15"><text:tab/><text:tab/>j 11,</text:p>
      <text:p text:style-name="P15"><text:tab/><text:tab/>k: 0,</text:p>
      <text:p text:style-name="P15"><text:tab/><text:tab/>l: 3,</text:p>
      <text:p text:style-name="P15"><text:tab/><text:tab/>m: 3,</text:p>
      <text:p text:style-name="P15"><text:tab/><text:tab/>n: 3,</text:p>
      <text:p text:style-name="P15"><text:tab/><text:tab/>o: 6,</text:p>
      <text:p text:style-name="P15"><text:tab/><text:tab/>p: 3,</text:p>
      <text:p text:style-name="P15"><text:tab/><text:tab/>q: 3,</text:p>
      <text:p text:style-name="P15"><text:tab/><text:tab/>r: 6,</text:p>
      <text:p text:style-name="P15"><text:tab/><text:tab/>s: 9,</text:p>
      <text:p text:style-name="P15"><text:tab/><text:tab/>t: 0,</text:p>
      <text:p text:style-name="P15"><text:tab/><text:tab/>w1: 0,</text:p>
      <text:p text:style-name="P15"><text:tab/><text:tab/>w2: 0,</text:p>
      <text:p text:style-name="P15"><text:tab/><text:tab/>w3: 0,</text:p>
      <text:p text:style-name="P15"><text:tab/><text:tab/>x: 7,</text:p>
      <text:p text:style-name="P15"><text:tab/><text:tab/>y: 1,</text:p>
      <text:p text:style-name="P15"><text:tab/><text:tab/>z: 0,</text:p>
      <text:p text:style-name="P15"><text:tab/><text:tab/>pi1: 0,</text:p>
      <text:p text:style-name="P15"><text:tab/><text:tab/>pi2: 0,</text:p>
      <text:p text:style-name="P15"><text:tab/><text:tab/>pi3: 0,</text:p>
      <text:p text:style-name="P15"><text:tab/><text:tab/>pi4: 0</text:p>
      <text:p text:style-name="P15"><text:tab/><text:tab/>poder: 9,</text:p>
      <text:p text:style-name="P15"><text:tab/><text:tab/>numero: 7,</text:p>
      <text:p text:style-name="P15"><text:tab/><text:tab/>expresion: 11</text:p>
      <text:p text:style-name="P15"><text:tab/>}]</text:p>
      <text:p text:style-name="P15">}</text:p>
      <text:p text:style-name="P6"/>
      <text:p text:style-name="P6"/>
      <text:p text:style-name="P28">add</text:p>
      <text:p text:style-name="P34">Agrega un grupo</text:p>
      <text:p text:style-name="P34"/>
      <text:p text:style-name="P14">llamado</text:p>
      <text:p text:style-name="P13">grupo.php?operacion=add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text:line-break/> <text:s text:c="3"/>* nombre: "Primos",<text:line-break/> <text:s text:c="3"/>* fechaNacimiento: "2020-10-12",<text:line-break/><text:soft-page-break/> <text:s text:c="3"/>- amistad: 1,<text:line-break/> <text:s text:c="3"/>- esparcimiento: 1,<text:line-break/> <text:s text:c="3"/>- familia: 1,<text:line-break/> <text:s text:c="3"/>- profesional: 1,<text:line-break/> <text:s text:c="3"/>- sociedad: 1,<text:line-break/> <text:s text:c="3"/>- trabajo: 1<text:line-break/>}</text:p>
      <text:p text:style-name="P13"/>
      <text:p text:style-name="P13">“-” significa, al menos una de estas banderas debe estar prendida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soft-page-break/><text:tab/><text:tab/>"expresion": 3</text:p>
      <text:p text:style-name="P15"><text:tab/>}</text:p>
      <text:p text:style-name="P15">}</text:p>
      <text:p text:style-name="P6"/>
      <text:p text:style-name="P4"/>
      <text:p text:style-name="P28">update</text:p>
      <text:p text:style-name="P34">Actualiza datos de un grupo</text:p>
      <text:p text:style-name="P34"/>
      <text:p text:style-name="P14">llamado</text:p>
      <text:p text:style-name="P13">grupo.php?operacion=update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 <text:s text:c="3"/>nombre: "Primos y primas",<text:line-break/> <text:s text:c="3"/>fechaNacimiento: "2019-01-01",<text:line-break/> <text:s text:c="3"/>- amistad: 0,<text:line-break/> <text:s text:c="3"/>- esparcimiento: 0,<text:line-break/> <text:s text:c="3"/>- familia: 1,<text:line-break/> <text:s text:c="3"/>- profesional: 0,<text:line-break/> <text:s text:c="3"/>- sociedad: 0<text:line-break/> <text:s text:c="3"/>- trabajo: 0<text:line-break/>}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"data": {</text:p>
      <text:p text:style-name="P15"><text:tab/><text:tab/>"id": 2,</text:p>
      <text:p text:style-name="P15"><text:tab/><text:tab/>"a": 1,</text:p>
      <text:p text:style-name="P15"><text:tab/><text:tab/>"b": 3,</text:p>
      <text:p text:style-name="P15"><text:tab/><text:tab/>"c": 4,</text:p>
      <text:p text:style-name="P15"><text:tab/><text:tab/>"d": 8,</text:p>
      <text:p text:style-name="P15"><text:tab/><text:tab/>"e": 4,</text:p>
      <text:p text:style-name="P15"><text:tab/><text:tab/>"f": 7,</text:p>
      <text:p text:style-name="P15"><text:tab/><text:tab/>"g": 11,</text:p>
      <text:p text:style-name="P15"><text:tab/><text:tab/>"h": 5,</text:p>
      <text:p text:style-name="P15"><text:tab/><text:tab/>"i": 22,</text:p>
      <text:p text:style-name="P15"><text:tab/><text:tab/>"j": 4,</text:p>
      <text:p text:style-name="P15"><text:tab/><text:tab/>"k": 2,</text:p>
      <text:p text:style-name="P15"><text:tab/><text:tab/>"l": 1,</text:p>
      <text:p text:style-name="P15"><text:tab/><text:tab/>"m": 1,</text:p>
      <text:p text:style-name="P15"><text:soft-page-break/><text:tab/><text:tab/>"n": 3,</text:p>
      <text:p text:style-name="P15"><text:tab/><text:tab/>"o": 4,</text:p>
      <text:p text:style-name="P15"><text:tab/><text:tab/>"p": 3,</text:p>
      <text:p text:style-name="P15"><text:tab/><text:tab/>"q": 3,</text:p>
      <text:p text:style-name="P15"><text:tab/><text:tab/>"r": 2,</text:p>
      <text:p text:style-name="P15"><text:tab/><text:tab/>"s": 5,</text:p>
      <text:p text:style-name="P15"><text:tab/><text:tab/>"t": 0,</text:p>
      <text:p text:style-name="P15"><text:tab/><text:tab/>"w1": 0,</text:p>
      <text:p text:style-name="P15"><text:tab/><text:tab/>"w2": 0,</text:p>
      <text:p text:style-name="P15"><text:tab/><text:tab/>"w3": 0,</text:p>
      <text:p text:style-name="P15"><text:tab/><text:tab/>"x": 11,</text:p>
      <text:p text:style-name="P15"><text:tab/><text:tab/>"y": 9,</text:p>
      <text:p text:style-name="P15"><text:tab/><text:tab/>"z": 0,</text:p>
      <text:p text:style-name="P15"><text:tab/><text:tab/>"pi1": 0,</text:p>
      <text:p text:style-name="P15"><text:tab/><text:tab/>"pi2": 0,</text:p>
      <text:p text:style-name="P15"><text:tab/><text:tab/>"pi3": 0,</text:p>
      <text:p text:style-name="P15"><text:tab/><text:tab/>"pi4": 0,</text:p>
      <text:p text:style-name="P15"><text:tab/><text:tab/>"poder": 9,</text:p>
      <text:p text:style-name="P15"><text:tab/><text:tab/>"numero": 6,</text:p>
      <text:p text:style-name="P15"><text:tab/><text:tab/>"expresion": 3</text:p>
      <text:p text:style-name="P15"><text:tab/>}</text:p>
      <text:p text:style-name="P15">}</text:p>
      <text:p text:style-name="Standard"/>
      <text:p text:style-name="P6"/>
      <text:p text:style-name="P28">del</text:p>
      <text:p text:style-name="P34">Elimina un grupo</text:p>
      <text:p text:style-name="P34"/>
      <text:p text:style-name="P14">llamado</text:p>
      <text:p text:style-name="P13">grupo.php?operacion=del</text:p>
      <text:p text:style-name="P13"/>
      <text:p text:style-name="P14">parámetros</text:p>
      <text:p text:style-name="P15">* sesion,</text:p>
      <text:p text:style-name="P13">* device</text:p>
      <text:p text:style-name="P13"/>
      <text:p text:style-name="P14">parámetros del body – json</text:p>
      <text:p text:style-name="P13">{</text:p>
      <text:p text:style-name="P13"><text:s text:c="4"/>* id: 2,<text:line-break/>}</text:p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{</text:p>
      <text:p text:style-name="P15"><text:tab/><text:tab/>value: boleano</text:p>
      <text:p text:style-name="P15"><text:tab/>}</text:p>
      <text:p text:style-name="P15">}</text:p>
      <text:p text:style-name="Standard"/>
      <text:p text:style-name="Standard"><text:soft-page-break/></text:p>
      <text:p text:style-name="P6"/>
      <text:p text:style-name="P28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28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28">miembros</text:p>
      <text:p text:style-name="P34">Regresa todos los miembtos de un grupo del usuario</text:p>
      <text:p text:style-name="P34"/>
      <text:p text:style-name="P14">llamado</text:p>
      <text:p text:style-name="P13">grupo.php?operacion=miembros</text:p>
      <text:p text:style-name="P13"/>
      <text:p text:style-name="P14">parámetros</text:p>
      <text:p text:style-name="P15">* sesion,</text:p>
      <text:p text:style-name="P13">* device,</text:p>
      <text:p text:style-name="P13"><text:soft-page-break/>* gruopId</text:p>
      <text:p text:style-name="P13"/>
      <text:p text:style-name="P13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[{</text:p>
      <text:p text:style-name="P15"><text:tab/><text:tab/>id: 4,</text:p>
      <text:p text:style-name="P15"><text:tab/><text:tab/>contactoId: int,</text:p>
      <text:p text:style-name="P15"><text:tab/>}]</text:p>
      <text:p text:style-name="P15">}</text:p>
      <text:p text:style-name="P12"/>
      <text:p text:style-name="P28">addmiembro</text:p>
      <text:p text:style-name="P34">Agrega un miembro al gruupo del usuario</text:p>
      <text:p text:style-name="P34"/>
      <text:p text:style-name="P14">llamado</text:p>
      <text:p text:style-name="P13">grupo.php?operacion=addmiembto</text:p>
      <text:p text:style-name="P13"/>
      <text:p text:style-name="P14">parámetros</text:p>
      <text:p text:style-name="P15">* sesion,</text:p>
      <text:p text:style-name="P15">* device,</text:p>
      <text:p text:style-name="P15">* grupoId,</text:p>
      <text:p text:style-name="P15">* contactoId</text:p>
      <text:p text:style-name="P15"/>
      <text:p text:style-name="P14">salida</text:p>
      <text:p text:style-name="P15">{</text:p>
      <text:p text:style-name="P15"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int &lt;- el id del nuevo miembro</text:p>
      <text:p text:style-name="P15"><text:tab/>}</text:p>
      <text:p text:style-name="P15">}</text:p>
      <text:p text:style-name="P12"/>
      <text:p text:style-name="P28">delmiembro</text:p>
      <text:p text:style-name="P34">Borra un miembro al grupo del usuario</text:p>
      <text:p text:style-name="P34"/>
      <text:p text:style-name="P14">llamado</text:p>
      <text:p text:style-name="P13">grupo.php?operacion=delmiembto</text:p>
      <text:p text:style-name="P13"/>
      <text:p text:style-name="P14">parámetros</text:p>
      <text:p text:style-name="P15">* sesion,</text:p>
      <text:p text:style-name="P15">* device,</text:p>
      <text:p text:style-name="P15">* miembroId</text:p>
      <text:p text:style-name="P15"/>
      <text:p text:style-name="P14">salida</text:p>
      <text:p text:style-name="P15">{</text:p>
      <text:p text:style-name="P15"><text:soft-page-break/><text:tab/>success: boleano,</text:p>
      <text:p text:style-name="P13"><text:tab/>error: numerico,</text:p>
      <text:p text:style-name="P15"><text:tab/>errorinfo: string,</text:p>
      <text:p text:style-name="P15"><text:tab/>data: {</text:p>
      <text:p text:style-name="P15"><text:tab/><text:tab/>value: bool</text:p>
      <text:p text:style-name="P15"><text:tab/>}</text:p>
      <text:p text:style-name="P15">}</text:p>
      <text:p text:style-name="P33"/>
      <text:p text:style-name="P29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28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28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28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28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><text:soft-page-break/></text:p>
      <text:p text:style-name="P28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32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28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4-05T13:51:47.25</dc:date>
    <dc:creator>Alejandro Marroquin</dc:creator>
    <meta:editing-duration>P1DT18H12M25S</meta:editing-duration>
    <meta:editing-cycles>26</meta:editing-cycles>
    <meta:document-statistic meta:table-count="0" meta:image-count="0" meta:object-count="0" meta:page-count="47" meta:paragraph-count="1438" meta:word-count="3050" meta:character-count="21619"/>
  </office:meta>
</office:document-meta>
</file>